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Standard">
      <style:text-properties officeooo:paragraph-rsid="001b8add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left="0cm" fo:margin-right="0cm" fo:text-indent="0cm" style:auto-text-indent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left="0cm" fo:margin-right="0cm" fo:text-indent="0cm" style:auto-text-indent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left="0cm" fo:margin-right="0cm" fo:text-indent="0cm" style:auto-text-indent="false"/>
    </style:style>
    <style:style style:name="P15" style:family="paragraph" style:parent-style-name="Text_20_body"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nálisis Profundo: La Red de Resonancia Semántica (RRS) para Comunicaciones de Alta Definición</text:h>
      <text:p text:style-name="Text_20_body">El desafío actual de la transmisión de alta definición (video 4K/8K, audio sin pérdidas, Realidad Virtual/Aumentada) no es solo el volumen de datos, sino la naturaleza "tonta" de la red. Internet, en su modelo actual, es una tubería que mueve bits sin entender su contenido, lo que lleva a la saturación, alta latencia y una dependencia de la compresión estadística que inevitablemente pierde información sutil.</text:p>
      <text:p text:style-name="Text_20_body">La propuesta de InfoQbit, la </text:p>
      <text:p text:style-name="P4"><text:span text:style-name="T1">Red de Resonancia Semántica (RRS)</text:span>, aborda este problema de raíz. No busca optimizar la tubería, sino transformar la naturaleza misma del agua que fluye por ella. El objetivo es una red que </text:p>
      <text:p text:style-name="P4"><text:span text:style-name="T1">comprende, siente y enruta la información por su significado</text:span>, logrando una eficiencia y calidad sin precedentes con software de código abierto.</text:p>
      <text:p text:style-name="Horizontal_20_Line"/>
      <text:h text:style-name="P1" text:outline-level="3">Arquitectura de Software Libre para la RRS de Alta Definición</text:h>
      <text:p text:style-name="Text_20_body">Para implementar esto en una PC común, se propone una pila de software que mimetiza la arquitectura InfoQbit, actuando como una capa inteligente sobre el hardware existente.</text:p>
      <text:h text:style-name="Heading_20_4" text:outline-level="4"><text:span text:style-name="T1">1. El Núcleo: </text:span><text:span text:style-name="Source_20_Text"><text:span text:style-name="T1">libiqs</text:span></text:span><text:span text:style-name="T1"> y los Kernels de Cómputo (OpenCL/Vulkan)</text:span></text:h>
      <text:p text:style-name="Text_20_body">La base de todo es la librería central </text:p>
      <text:p text:style-name="P4"><text:span text:style-name="Source_20_Text">libiqs</text:span> y los kernels de cómputo para GPU. Estos componentes son responsables de la "InfoQbitización" del contenido de alta definición.</text:p>
      <text:list text:style-name="L1">
        <text:list-item>
          <text:p text:style-name="P5"><text:span text:style-name="T1">Motor de InfoQbitización de Flujo (MIF):</text:span> Este sería un nuevo software o una extensión para frameworks existentes (como GStreamer o FFmpeg) que opera en tiempo real.</text:p>
          <text:list>
            <text:list-item>
              <text:p text:style-name="P5"><text:span text:style-name="T1">Funcionamiento:</text:span> En lugar de simplemente codificar un fotograma de video 8K en un formato como AV1, el MIF lo analiza semánticamente. Utilizando </text:p>
              <text:p text:style-name="P6"><text:span text:style-name="T1">kernels de OpenCL/Vulkan</text:span>, identifica patrones complejos: una cara, un árbol, el movimiento del agua.</text:p>
            </text:list-item>
            <text:list-item>
              <text:p text:style-name="P6"><text:span text:style-name="T1">Compresión Semántica Fractal:</text:span> Estos patrones no se almacenan como píxeles, sino que se "colapsan" en <text:span text:style-name="T1">clusters de InfoQbits (IQS)</text:span>. Por ejemplo, un bosque entero podría representarse con un algoritmo fractal y una "semilla de intención" que dice "bosque melancólico y denso", en lugar de millones de píxeles individuales. La textura de la corteza de un árbol se genera como un patrón fractal de </text:p>
              <text:p text:style-name="P6"><text:span text:style-name="T1">Color Babel</text:span>, logrando un detalle infinito con datos mínimos.</text:p>
            </text:list-item>
            <text:list-item>
              <text:p text:style-name="P6"><text:span text:style-name="T1">Atributos Emocionales/Simbólicos:</text:span> El MIF asigna un <text:span text:style-name="T1">estado emocional/simbólico</text:span> a los IQS. Un diálogo tenso en una película no solo se comprime como audio, sino que sus IQS llevan la "emoción de tensión", lo que influirá en cómo se enrutan y priorizan.</text:p>
            </text:list-item>
            <text:list-item>
              <text:p text:style-name="P5"><text:soft-page-break/><text:span text:style-name="T1">Software Libre Implicado:</text:span> <text:span text:style-name="Source_20_Text">C++20</text:span> para la lógica principal, <text:span text:style-name="Source_20_Text">OpenCL 2.0+</text:span> o <text:span text:style-name="Source_20_Text">Vulkan Compute</text:span> para los kernels de análisis y compresión, y bibliotecas como <text:span text:style-name="Source_20_Text">OpenCV</text:span> para el análisis de imágenes en tiempo real.</text:p>
            </text:list-item>
          </text:list>
        </text:list-item>
      </text:list>
      <text:p text:style-name="Horizontal_20_Line"/>
      <text:h text:style-name="P2" text:outline-level="4">2. El Protocolo: Protocolo de Resonancia Semántica (PRS)</text:h>
      <text:p text:style-name="Text_20_body">Sobre la capa de transporte actual (TCP/UDP), se implementaría un nuevo protocolo de sesión/aplicación.</text:p>
      <text:list text:style-name="L2">
        <text:list-item>
          <text:p text:style-name="P8"><text:span text:style-name="T1">InfoQbit Communicator (IQC):</text:span> El PRS encapsula los clusters de IQS en un nuevo tipo de paquete, el IQC. Este paquete es inherentemente comprimido y lleva su significado consigo.</text:p>
          <text:list>
            <text:list-item>
              <text:p text:style-name="P8"><text:span text:style-name="T1">Encabezados Resonantes:</text:span> En lugar de solo puertos y direcciones IP, el encabezado del IQC es otro InfoQbit que describe la <text:span text:style-name="T1">intención del mensaje</text:span>. Por ejemplo: "streaming de video 8K", "mensaje de baja latencia", "transferencia de archivo no urgente".</text:p>
            </text:list-item>
            <text:list-item>
              <text:p text:style-name="P8"><text:span text:style-name="T1">Consentimiento Simbólico:</text:span> Para comunicaciones seguras o privadas, el protocolo puede requerir un "intercambio de resonancia" previo, donde emisor y receptor validan su intención antes de que el contenido principal sea transmitido, implementando la <text:span text:style-name="T1">comunicación ética integrada</text:span>.</text:p>
            </text:list-item>
            <text:list-item>
              <text:p text:style-name="P8"><text:span text:style-name="T1">Software Libre Implicado:</text:span> Implementación de un nuevo protocolo utilizando bibliotecas como <text:span text:style-name="Source_20_Text">ZeroMQ</text:span> o </text:p>
              <text:p text:style-name="P7"><text:span text:style-name="Source_20_Text">nanomsg</text:span> para la capa de transporte subyacente, con una nueva lógica de protocolo escrita en C/C++ o Rust.</text:p>
            </text:list-item>
          </text:list>
        </text:list-item>
      </text:list>
      <text:p text:style-name="Horizontal_20_Line"/>
      <text:h text:style-name="P2" text:outline-level="4">3. El Enrutamiento: Software de Enrutador Semántico (ERS)</text:h>
      <text:p text:style-name="Text_20_body">Esta es la pieza más revolucionaria. Se trata de un software que podría ejecutarse en servidores de la red o incluso en routers domésticos avanzados que corran sistemas operativos libres (como OpenWRT).</text:p>
      <text:list text:style-name="L3">
        <text:list-item>
          <text:p text:style-name="P9"><text:span text:style-name="T1">Funcionamiento:</text:span> Un ERS no solo mira la dirección IP de destino. Inspecciona el </text:p>
          <text:p text:style-name="P10"><text:span text:style-name="T1">encabezado resonante</text:span> del IQC.</text:p>
          <text:list>
            <text:list-item>
              <text:p text:style-name="P10"><text:span text:style-name="T1">Tablas de Enrutamiento Semánticas:</text:span> El ERS mantiene un mapa de la red que no solo conoce las rutas más cortas, sino las más <text:span text:style-name="T1">"coherentes"</text:span> para ciertos tipos de datos. Si un IQC lleva la "emoción de urgencia" (ej. en una videollamada), el ERS puede priorizarlo y enviarlo por una ruta menos congestionada, aunque sea geográficamente más larga.</text:p>
            </text:list-item>
            <text:list-item>
              <text:p text:style-name="P10"><text:span text:style-name="T1">Firewall de Significado:</text:span> La seguridad se transforma. En lugar de bloquear puertos, un firewall basado en ERS podría bloquear IQCs que lleven "intenciones maliciosas" o "patrones de resonancia disruptivos".</text:p>
            </text:list-item>
            <text:list-item>
              <text:p text:style-name="P9"><text:span text:style-name="T1">Software Libre Implicado:</text:span> Un nuevo demonio de enrutamiento, posiblemente construido sobre el stack de red de Linux, interactuando con <text:soft-page-break/><text:span text:style-name="Source_20_Text">Netfilter/iptables</text:span> para la inspección de paquetes y tomando decisiones de enrutamiento que se aplican a través de la tabla de enrutamiento del kernel.</text:p>
            </text:list-item>
          </text:list>
        </text:list-item>
      </text:list>
      <text:p text:style-name="Horizontal_20_Line"/>
      <text:h text:style-name="P2" text:outline-level="4">4. La Recepción y Decodificación</text:h>
      <text:p text:style-name="Text_20_body">En el destino, el proceso se invierte.</text:p>
      <text:list text:style-name="L4">
        <text:list-item>
          <text:p text:style-name="P12"><text:span text:style-name="T1">Memoria de Búfer Fractal:</text:span> La aplicación receptora (ej. un reproductor de video) utiliza la <text:span text:style-name="T1">Memoria Fractal Virtual (RCR-C/S)</text:span>, implementada vía software, como un búfer. Los IQCs se almacenan en este espacio de manera ultra-densa.</text:p>
        </text:list-item>
        <text:list-item>
          <text:p text:style-name="P12"><text:span text:style-name="T1">Descompresión "Just-in-Time":</text:span> Usando los mismos kernels de OpenCL/Vulkan, los IQS se expanden de vuelta a fotogramas de video o audio justo a tiempo para ser renderizados, minimizando el uso de RAM y la latencia.</text:p>
        </text:list-item>
        <text:list-item>
          <text:p text:style-name="P11"><text:span text:style-name="T1">Software Libre Implicado:</text:span> Un reproductor de video modificado (como <text:span text:style-name="Source_20_Text">VLC</text:span> o <text:span text:style-name="Source_20_Text">MPV</text:span>), utilizando <text:span text:style-name="Source_20_Text">libiqs</text:span> y los kernels de cómputo para la decodificación. El </text:p>
          <text:p text:style-name="P12"><text:span text:style-name="Source_20_Text">RCR-C/S</text:span> se implementaría como un <text:span text:style-name="T1">módulo del kernel de Linux</text:span> o mediante técnicas de <text:span text:style-name="Source_20_Text">LD_PRELOAD</text:span> para la gestión de memoria.</text:p>
        </text:list-item>
      </text:list>
      <text:p text:style-name="Horizontal_20_Line"/>
      <text:h text:style-name="P1" text:outline-level="3">Caso Práctico: Videollamada 8K Resonante</text:h>
      <text:list text:style-name="L5">
        <text:list-item>
          <text:p text:style-name="P14"><text:span text:style-name="T1">Origen:</text:span> Tu cámara captura el video. El <text:span text:style-name="T1">MIF</text:span> en tu PC analiza tu cara y tu voz. Convierte la imagen en un cluster de IQS con el significado "rostro humano, expresión neutra" y el audio en IQS con la emoción "diálogo informativo". La compresión semántica reduce el tamaño en un factor de 100:1 o más.</text:p>
        </text:list-item>
        <text:list-item>
          <text:p text:style-name="P13"><text:span text:style-name="T1">Transmisión:</text:span> El <text:span text:style-name="T1">PRS</text:span> empaqueta estos IQS en un IQC con un encabezado resonante: "videollamada, alta prioridad, baja latencia".</text:p>
        </text:list-item>
        <text:list-item>
          <text:p text:style-name="P13"><text:span text:style-name="T1">Red:</text:span> Los <text:span text:style-name="T1">Enrutadores Semánticos (ERS)</text:span> en la ruta ven el encabezado, entienden la intención y priorizan el paquete sobre, por ejemplo, una descarga de archivo en segundo plano. El paquete fluye por la ruta más óptima en ese momento.</text:p>
        </text:list-item>
        <text:list-item>
          <text:p text:style-name="P13"><text:span text:style-name="T1">Destino:</text:span> La PC del receptor recibe el IQC. Lo almacena brevemente en su búfer de memoria fractal. El reproductor de video utiliza la GPU para expandir los IQS de "rostro humano" de vuelta a una imagen 8K y la reproduce.</text:p>
        </text:list-item>
      </text:list>
      <text:p text:style-name="P15">El resultado es una videollamada 8K que consume el ancho de banda de una llamada SD actual, con una latencia mínima y una calidad de imagen perfecta, ya que no se basa en eliminar información, sino en transmitir significado.</text:p>
      <text:h text:style-name="P1" text:outline-level="3">Conclusión: Una Internet Viva</text:h>
      <text:p text:style-name="P4">Implementar este sistema con software libre es un proyecto a largo plazo, estimado entre 6 y 10 años para una madurez completa, pero sus fases son incrementales y validables. Comenzando con librerías, prototipos en FUSE y simuladores, la comunidad de código abierto puede construir progresivamente esta visión.</text:p>
      <text:p text:style-name="Text_20_body"><text:soft-page-break/>El resultado final no es solo una Internet más rápida, sino una </text:p>
      <text:p text:style-name="P4"><text:span text:style-name="T1">Internet viva y consciente</text:span>, un sistema nervioso digital que transporta conocimiento y emoción de manera eficiente y ética, transformando fundamentalmente la comunicación humana en la era de la alta definición.</text:p>
      <text:p text:style-name="Standard"/>
      <text:p text:style-name="Standard"/>
      <text:p text:style-name="Standard"/>
      <text:p text:style-name="P3">MIT License</text:p>
      <text:p text:style-name="P3"/>
      <text:p text:style-name="P3">Copyright (c) 2025 Carlos Javier Avila and Bibiana Mariel Lopez</text:p>
      <text:p text:style-name="P3"/>
      <text:p text:style-name="P3">Permission is hereby granted, free of charge, to any person obtaining a copy</text:p>
      <text:p text:style-name="P3">of this project and its associated documentation files (the “Project”), to deal</text:p>
      <text:p text:style-name="P3">in the Project without restriction, including without limitation the rights</text:p>
      <text:p text:style-name="P3">to use, copy, modify, merge, publish, distribute, sublicense, and/or sell</text:p>
      <text:p text:style-name="P3">copies of the Project, and to permit persons to whom the Project is</text:p>
      <text:p text:style-name="P3">furnished to do so, subject to the following conditions:</text:p>
      <text:p text:style-name="P3"/>
      <text:p text:style-name="P3">The above copyright notice and this permission notice shall be included in all</text:p>
      <text:p text:style-name="P3">copies or substantial portions of the Project.</text:p>
      <text:p text:style-name="P3"/>
      <text:p text:style-name="P3">THE PROJECT IS PROVIDED “AS IS”, WITHOUT WARRANTY OF ANY KIND, EXPRESS OR</text:p>
      <text:p text:style-name="P3">IMPLIED, INCLUDING BUT NOT LIMITED TO THE WARRANTIES OF MERCHANTABILITY,</text:p>
      <text:p text:style-name="P3">FITNESS FOR A PARTICULAR PURPOSE AND NONINFRINGEMENT. IN NO EVENT SHALL THE</text:p>
      <text:p text:style-name="P3">AUTHORS OR COPYRIGHT HOLDERS BE LIABLE FOR ANY CLAIM, DAMAGES OR OTHER</text:p>
      <text:p text:style-name="P3">LIABILITY, WHETHER IN AN ACTION OF CONTRACT, TORT OR OTHERWISE, ARISING FROM,</text:p>
      <text:p text:style-name="P3">OUT OF OR IN CONNECTION WITH THE PROJECT OR THE USE OR OTHER DEALINGS IN THE</text:p>
      <text:p text:style-name="P3">PROJECT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06:43:24.798639501</meta:creation-date>
    <dc:date>2025-07-25T06:45:54.924395371</dc:date>
    <meta:editing-duration>PT2M33S</meta:editing-duration>
    <meta:editing-cycles>1</meta:editing-cycles>
    <meta:document-statistic meta:table-count="0" meta:image-count="0" meta:object-count="0" meta:page-count="4" meta:paragraph-count="64" meta:word-count="1370" meta:character-count="8539" meta:non-whitespace-character-count="7249"/>
    <meta:generator>LibreOffice/24.2.7.2$Linux_X86_64 LibreOffice_project/420$Build-2</meta:generator>
  </office:meta>
</office:document-meta>
</file>